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9.91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115cm"/>
    </style:style>
    <style:style style:name="co5" style:family="table-column">
      <style:table-column-properties fo:break-before="auto" style:column-width="5.7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Property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Implemented?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creation.timestamp</text:p>
          </table:table-cell>
          <table:table-cell office:value-type="string" calcext:value-type="string">
            <text:p>ISO 8601 datetime, including timezone and in ms preci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e.label</text:p>
          </table:table-cell>
          <table:table-cell office:value-type="string" calcext:value-type="string">
            <text:p>One of: SUBMITTED, ...</text:p>
          </table:table-cell>
          <table:table-cell table:number-columns-repeated="2"/>
          <table:table-cell office:value-type="string" calcext:value-type="string">
            <text:p>List of valid statuses to be determ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te.descrip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positor.user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posit.ori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entifier.do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entifier.fedo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entifier.ur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g-store.bag-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g-store.bag-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averse.id-identifi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averse.id-protoc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averse.id-author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averse.bag-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averse.nb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averse.other-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averse.other-id-ver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averse.sword-token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-00-0000</text:date>, <text:time style:data-style-name="N2" text:time-value="14:52:04.720685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1-15T14:39:58.820442867</meta:creation-date>
    <meta:generator>LibreOffice/6.4.5.2$MacOSX_X86_64 LibreOffice_project/a726b36747cf2001e06b58ad5db1aa3a9a1872d6</meta:generator>
    <dc:date>2021-01-15T15:39:27.905838027</dc:date>
    <meta:editing-duration>PT42M36S</meta:editing-duration>
    <meta:editing-cycles>3</meta:editing-cycles>
    <meta:document-statistic meta:table-count="1" meta:cell-count="26" meta:object-count="0"/>
  </office:meta>
</office:document-meta>
</file>